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/>
      <style:text-properties style:font-name="Arial" fo:font-size="11pt" fo:font-weight="bold" officeooo:paragraph-rsid="001bcbaf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Arial" fo:font-size="11pt" officeooo:paragraph-rsid="001bcbaf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1pt" officeooo:paragraph-rsid="001bcbaf" style:font-size-asian="11pt" style:font-size-complex="11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1pt" fo:font-weight="bold" officeooo:paragraph-rsid="001bcbaf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bcb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dentificación de sistemas ERP-CRM</text:p>
      <text:p text:style-name="P9">Introdución e evolución da informática de xestión empresarial.</text:p>
      <text:p text:style-name="P9">Concepto de sistema de planificación de recursos empresariais (ERP).</text:p>
      <text:p text:style-name="P9">Características, requisitos, vantaxes e inconvenientes dos ERP actuais.</text:p>
      <text:p text:style-name="P9">Concepto de sistema de xestión de relacións con clientes (CRM).</text:p>
      <text:p text:style-name="P9">Características, requisitos, vantaxes e inconvenientes dos CRM actuais.</text:p>
      <text:p text:style-name="P5">Arquitectura dos sistemas ERP-CRM.</text:p>
      <text:p text:style-name="P5">Sistemas operativos libres e propietarios compatibles co software.</text:p>
      <text:p text:style-name="P5">Sistemas xestores de bases de datos e linguaxes de desenvolvemento compatibles co software.</text:p>
      <text:p text:style-name="P5">Configuración da plataforma.</text:p>
      <text:p text:style-name="P6">Verificación da instalación, e configuración dos sistemas operativos e de xestión de datos.</text:p>
      <text:p text:style-name="P7"/>
      <text:p text:style-name="P8">2. Instalación e configuración de sistemas ERP-CRM</text:p>
      <text:p text:style-name="P5">Tipos de licenza.</text:p>
      <text:p text:style-name="P5">Tipos de instalación: monoposto e cliente/servidor.</text:p>
      <text:p text:style-name="P5">Módulos dun sistema ERP-CRM: descrición, tipoloxía e conexión entre módulos.</text:p>
      <text:p text:style-name="P5">Procesos de instalación do sistema ERP-CRM.</text:p>
      <text:p text:style-name="P5">Parámetros de configuración do sistema ERP-CRM: descrición, tipoloxía e uso.</text:p>
      <text:p text:style-name="P5">Actualización do sistema ERP-CRM.</text:p>
      <text:p text:style-name="P5">Servizos de acceso ao sistema ERP-CRM: características e parámetros de configuración, e instalación.</text:p>
      <text:p text:style-name="P5">Contornos de desenvolvemento, probas e explotación.</text:p>
      <text:p text:style-name="P5">Manexo de documentación técnica nos idiomas máis empregados pola industria.</text:p>
      <text:p text:style-name="P5"/>
      <text:p text:style-name="P1">3. Organización e consulta da información</text:p>
      <text:p text:style-name="P4">Definición de campos.</text:p>
      <text:p text:style-name="P4">Consultas de acceso a datos.</text:p>
      <text:p text:style-name="P4">Interfaces de entrada de datos e de procesos. Formularios.</text:p>
      <text:p text:style-name="P4">Informes e listaxes da aplicación.</text:p>
      <text:p text:style-name="P4">Cálculos de pedidos, albarás, facturas, asentos predefinidos, rastrexabilidade, produción, etc.</text:p>
      <text:p text:style-name="P4">Gráficos.</text:p>
      <text:p text:style-name="P4">Procesos de extracción de datos en sistemas de ERP-CRM e almacéns de datos.</text:p>
      <text:p text:style-name="P4">Ferramentas de monitorización e de avaliación do rendemento.</text:p>
      <text:p text:style-name="P4">Incidencias: identificación e resolución.</text:p>
      <text:p text:style-name="P4"/>
      <text:p text:style-name="P4"/>
      <text:p text:style-name="P3"><text:soft-page-break/>4. Adaptación de sistemas ERP-CRM para a súa implantación nunha empresa</text:p>
      <text:p text:style-name="P4">Tipos de empresa. Necesidades da empresa.</text:p>
      <text:p text:style-name="P4">Selección dos módulos do sistema ERP-CRM.</text:p>
      <text:p text:style-name="P4">Adaptación de táboas e vistas.</text:p>
      <text:p text:style-name="P4">Consultas necesarias para obter información.</text:p>
      <text:p text:style-name="P4">Creación de formularios, informes e gráficos personalizados.</text:p>
      <text:p text:style-name="P4">Adaptación de procedementos almacenados.</text:p>
      <text:p text:style-name="P4">Probas das adaptacións do ERP-CRM.</text:p>
      <text:p text:style-name="P4"/>
      <text:p text:style-name="P1">5. Desenvolvemento de compoñentes</text:p>
      <text:p text:style-name="P4">Técnicas e estándares das linguaxes propias dos sistemas ERP-CRM.</text:p>
      <text:p text:style-name="P4">Linguaxe proporcionada polos sistemas ERP-CRM.</text:p>
      <text:p text:style-name="P4">Contornos e ferramentas de desenvolvemento en sistemas ERP-CRM.</text:p>
      <text:p text:style-name="P4">Inserción, modificación e eliminación de datos nos obxectos.</text:p>
      <text:p text:style-name="P4">Operacións de consulta. Ferramentas.</text:p>
      <text:p text:style-name="P4">Modificación, creación e eliminación de formularios e informes en sistema ERP-<text:span text:style-name="T1">C</text:span>RM.</text:p>
      <text:p text:style-name="P4">Chamadas a funcións. Librarías de funcións (API).</text:p>
      <text:p text:style-name="P4">Verificación do correcto funcionamento dos compoñentes creados.</text:p>
      <text:p text:style-name="P4">Manexo de erro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27:14.998000000</meta:creation-date>
    <dc:date>2018-09-27T12:35:34.662000000</dc:date>
    <meta:editing-duration>PT10M9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49" meta:word-count="343" meta:character-count="2589" meta:non-whitespace-character-count="2295"/>
  </office:meta>
</office:document-meta>
</file>